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da38a" officeooo:paragraph-rsid="001da38a" style:font-size-asian="18pt" style:font-size-complex="18pt"/>
    </style:style>
    <style:style style:name="P2" style:family="paragraph" style:parent-style-name="Standard">
      <style:text-properties fo:font-size="14pt" officeooo:rsid="001da38a" officeooo:paragraph-rsid="001da38a" style:font-size-asian="12.25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da38a" officeooo:paragraph-rsid="001da38a" style:font-size-asian="12.25pt" style:font-size-complex="14pt"/>
    </style:style>
    <style:style style:name="P4" style:family="paragraph" style:parent-style-name="Standard">
      <style:text-properties fo:font-size="15pt" fo:font-style="italic" style:text-underline-style="none" fo:font-weight="bold" officeooo:rsid="001da38a" officeooo:paragraph-rsid="001da38a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da38a" officeooo:paragraph-rsid="001da38a" style:font-size-asian="13.1000003814697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20f6a7" officeooo:paragraph-rsid="0020f6a7" style:font-size-asian="13.1000003814697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text-properties fo:font-size="15pt" fo:font-style="normal" style:text-underline-style="none" fo:font-weight="normal" officeooo:rsid="001da38a" officeooo:paragraph-rsid="001da38a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fo:font-size="15pt" fo:font-style="normal" style:text-underline-style="none" fo:font-weight="normal" officeooo:rsid="0020f6a7" officeooo:paragraph-rsid="0020f6a7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font-style="normal" style:text-underline-style="solid" style:text-underline-width="auto" style:text-underline-color="font-color" fo:font-weight="normal" officeooo:rsid="0020f6a7" officeooo:paragraph-rsid="0020f6a7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size="15pt" fo:font-style="italic" style:text-underline-style="none" fo:font-weight="bold" style:font-size-asian="13.1000003814697pt" style:font-style-asian="italic" style:font-weight-asian="bold" style:font-size-complex="15pt" style:font-style-complex="italic" style:font-weight-complex="bold"/>
    </style:style>
    <style:style style:name="T2" style:family="text">
      <style:text-properties fo:font-size="15pt" fo:font-style="italic" style:text-underline-style="solid" style:text-underline-width="auto" style:text-underline-color="font-color" fo:font-weight="bold" style:font-size-asian="13.1000003814697pt" style:font-style-asian="italic" style:font-weight-asian="bold" style:font-size-complex="15pt" style:font-style-complex="italic" style:font-weight-complex="bold"/>
    </style:style>
    <style:style style:name="T3" style:family="text">
      <style:text-properties officeooo:rsid="00211e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-01</text:p>
      <text:p text:style-name="P3">28/05/24</text:p>
      <text:p text:style-name="P4"><text:s text:c="40"/></text:p>
      <text:p text:style-name="P1"><text:span text:style-name="T1"><text:s text:c="39"/></text:span><text:span text:style-name="T2"><text:s/>JAVA SCRIPT INTERNSHIP</text:span></text:p>
      <text:p text:style-name="P5"/>
      <text:p text:style-name="P5"/>
      <text:p text:style-name="P5"/>
      <text:p text:style-name="P5"/>
      <text:p text:style-name="P7"><text:s text:c="24"/>The internship started on 28/04/24.First day was introduction</text:p>
      <text:p text:style-name="P7"/>
      <text:p text:style-name="P7">day.this section includes:-</text:p>
      <text:p text:style-name="P7"/>
      <text:p text:style-name="P7">1.pricipal of computer</text:p>
      <text:p text:style-name="P7">2.types of application ,windows ,web and mobile application</text:p>
      <text:p text:style-name="P7">3.Types of wbsites</text:p>
      <text:p text:style-name="P7">4. Explain statics and dynamic website</text:p>
      <text:p text:style-name="P7">5.Introduce java script</text:p>
      <text:p text:style-name="P7">6.Features of java script</text:p>
      <text:p text:style-name="P7">7.Explain variables</text:p>
      <text:p text:style-name="P7">8.Explain four ways to declare variables</text:p>
      <text:p text:style-name="P7">9.Introduce Vs code and node js</text:p>
      <text:p text:style-name="P7">10.Type conversion in java script.(Implicit and explicit).</text:p>
      <text:p text:style-name="P7"/>
      <text:p text:style-name="P7"><text:s text:c="16"/>This will br hands on training mode. So we completed 6 tasks and 4 Assignments.Total 10 programs completed in introduction day.</text:p>
      <text:p text:style-name="P5"/>
      <text:p text:style-name="P5"/>
      <text:p text:style-name="P8">Day-02</text:p>
      <text:p text:style-name="P9">29/05/2024</text:p>
      <text:p text:style-name="P8"/>
      <text:p text:style-name="P8">seccond day is on 29/05/2024.hands on training will start at 9:45 am.we covered the following sections.</text:p>
      <text:p text:style-name="P8"/>
      <text:p text:style-name="P8">1.strict keyword and use of strict word with example</text:p>
      <text:p text:style-name="P8">2.Exppression.</text:p>
      <text:p text:style-name="P8">3.comment explain about comment in programming language.</text:p>
      <text:p text:style-name="P8">4.ready data from user. This session will explain how data is accses from keyboard and done three programes based on the session.</text:p>
      <text:p text:style-name="P8">5.operators.</text:p>
      <text:p text:style-name="P8"><text:s text:c="16"/>a.Arithametic operators</text:p>
      <text:p text:style-name="P8"><text:s text:c="16"/>b.comparison operator</text:p>
      <text:p text:style-name="P8"><text:s text:c="16"/>cLogical operators</text:p>
      <text:p text:style-name="P8"><text:soft-page-break/>We coverd the above sessions with difffrent example and programs.</text:p>
      <text:p text:style-name="P8">6.Conditional statement.</text:p>
      <text:p text:style-name="P8"/>
      <text:p text:style-name="P8"/>
      <text:p text:style-name="P8"><text:s text:c="6"/><text:span text:style-name="T3">We completed the program using if statement.</text:span></text:p>
      <text:p text:style-name="P6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16.936059230</meta:creation-date>
    <dc:date>2024-05-29T16:09:16.102008985</dc:date>
    <meta:editing-duration>PT2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168" meta:character-count="1335" meta:non-whitespace-character-count="1023"/>
  </office:meta>
</office:document-meta>
</file>